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cm" svg:height="1cm" svg:x="5.5cm" svg:y="3.5cm">
          <text:p text:style-name="P1"><text:span text:style-name="T1">CFGNode</text:span></text:p>
        </draw:rect>
        <draw:rect draw:style-name="gr2" draw:text-style-name="P4" draw:layer="layout" svg:width="6cm" svg:height="3.5cm" svg:x="5.5cm" svg:y="4.5cm">
          <text:p text:style-name="P3"><text:span text:style-name="T2">int firstBCA</text:span></text:p>
          <text:p text:style-name="P3"><text:span text:style-name="T2">int lastBCA</text:span></text:p>
          <text:p text:style-name="P3"><text:span text:style-name="T2">CFGNode idom</text:span></text:p>
          <text:p text:style-name="P3"><text:span text:style-name="T2">boolean isLoopHeader</text:span></text:p>
          <text:p text:style-name="P3"><text:span text:style-name="T2">CFGNode[] sucessors</text:span></text:p>
          <text:p text:style-name="P3"><text:span text:style-name="T2">CFGNode[] predecessors</text:span></text:p>
        </draw:rect>
        <draw:rect draw:style-name="gr1" draw:text-style-name="P2" draw:layer="layout" svg:width="6cm" svg:height="1cm" svg:x="5.5cm" svg:y="9.5cm">
          <text:p text:style-name="P1"><text:span text:style-name="T1">SSANode</text:span></text:p>
        </draw:rect>
        <draw:rect draw:style-name="gr2" draw:text-style-name="P4" draw:layer="layout" svg:width="6cm" svg:height="2.5cm" svg:x="5.5cm" svg:y="10.5cm">
          <text:p text:style-name="P3"><text:span text:style-name="T2">SSAValue[] entrySet</text:span></text:p>
          <text:p text:style-name="P3"><text:span text:style-name="T2">SSAValue[] exitSet</text:span></text:p>
          <text:p text:style-name="P3"><text:span text:style-name="T2">SSAInstructions[] instructions</text:span></text:p>
          <text:p text:style-name="P3"><text:span text:style-name="T2">PhiFunctions[] phiFunctions</text:span></text:p>
        </draw:rect>
        <draw:line draw:style-name="gr3" draw:text-style-name="P1" draw:layer="layout" svg:x1="8.5cm" svg:y1="8cm" svg:x2="8cm" svg:y2="8.5cm">
          <text:p/>
        </draw:line>
        <draw:line draw:style-name="gr3" draw:text-style-name="P1" draw:layer="layout" svg:x1="8.5cm" svg:y1="9.5cm" svg:x2="8.5cm" svg:y2="8.5cm">
          <text:p/>
        </draw:line>
        <draw:line draw:style-name="gr3" draw:text-style-name="P1" draw:layer="layout" svg:x1="8.5cm" svg:y1="8cm" svg:x2="9cm" svg:y2="8.5cm">
          <text:p/>
        </draw:line>
        <draw:line draw:style-name="gr3" draw:text-style-name="P1" draw:layer="layout" svg:x1="9cm" svg:y1="8.5cm" svg:x2="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8-10T11:02:12.08</dc:date>
    <dc:creator>Urs Graf</dc:creator>
    <meta:editing-duration>PT00H08M10S</meta:editing-duration>
    <meta:editing-cycles>2</meta:editing-cycles>
    <meta:generator>OpenOffice.org/3.2$Win32 OpenOffice.org_project/320m12$Build-9483</meta:generator>
    <meta:document-statistic meta:object-count="8"/>
  </office:meta>
</office:document-meta>
</file>